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lltext searching and indexing – development from the past and current trends</text:h>
      <text:h text:style-name="Heading_20_2" text:outline-level="2">Inverted file index</text:h>
      <text:h text:style-name="Heading_20_2" text:outline-level="2">Queries, phrase search</text:h>
      <text:h text:style-name="Heading_20_2" text:outline-level="2">Relevance</text:h>
      <text:h text:style-name="Heading_20_1" text:outline-level="1">search_engine – fast yet reliable solution</text:h>
      <text:h text:style-name="Heading_20_2" text:outline-level="2">BlockStorage</text:h>
      <text:h text:style-name="Heading_20_2" text:outline-level="2">ACT</text:h>
      <text:h text:style-name="Heading_20_2" text:outline-level="2">B-tree</text:h>
      <text:h text:style-name="Heading_20_2" text:outline-level="2">TVector&lt;&gt; and other</text:h>
      <text:h text:style-name="Heading_20_2" text:outline-level="2">Use cases</text:h>
      <text:h text:style-name="Heading_20_1" text:outline-level="1">Visited pages search implementation + demo</text:h>
      <text:h text:style-name="Heading_20_2" text:outline-level="2">Requirements</text:h>
      <text:h text:style-name="Heading_20_2" text:outline-level="2">Structur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.905cm" fo:margin-right="0cm" fo:text-indent="-0.635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space-before="1.27cm"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05cm" text:min-label-width="0.635cm"/>
      </text:outline-level-style>
      <text:outline-level-style text:level="4" text:style-name="Numbering_20_Symbols" style:num-prefix=" " style:num-suffix=" " style:num-format="1" text:display-levels="4">
        <style:list-level-properties text:space-before="2.54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3.17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3.81cm" text:min-label-width="0.635cm"/>
      </text:outline-level-style>
      <text:outline-level-style text:level="7" text:style-name="Numbering_20_Symbols" style:num-prefix=" " style:num-suffix=" " style:num-format="1" text:display-levels="7">
        <style:list-level-properties text:space-before="4.44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5.08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5.715cm" text:min-label-width="0.635cm"/>
      </text:outline-level-style>
      <text:outline-level-style text:level="10" text:style-name="Numbering_20_Symbols" style:num-prefix=" " style:num-suffix=" " style:num-format="1" text:display-levels="10">
        <style:list-level-properties text:space-before="6.35cm" text:min-label-width="0.635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Pavel Studený</meta:initial-creator>
    <meta:creation-date>2006-08-25T15:21:19</meta:creation-date>
    <dc:creator>Pavel Studený</dc:creator>
    <dc:date>2006-08-25T16:18:41</dc:date>
    <dc:language>en-GB</dc:language>
    <meta:editing-cycles>4</meta:editing-cycles>
    <meta:editing-duration>PT5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40" meta:character-count="282"/>
  </office:meta>
</office:document-meta>
</file>